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3" style:family="table-cell"/>
    <style:style style:name="ce4" style:family="table-cell">
      <style:table-cell-properties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>
          <table:table-cell office:value-type="string" office:string-value="AdvancedSortSearchForm.label.Aggregate = " table:style-name="ce2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>
          <table:table-cell office:value-type="string" office:string-value="AdvancedSortSearchForm.combobox.Ascending = " table:style-name="ce3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 table:style-name="ce3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2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label.Status = " table:style-name="ce1">
            <text:p>PluginFrame.label.Status = </text:p>
          </table:table-cell>
        </table:table-row>
        <table:table-row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>
          <table:table-cell/>
        </table:table-row>
        <table:table-row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>
          <table:table-cell office:value-type="string" office:string-value="SQLQueryBucketFrame.menu.File = " table:style-name="ce1">
            <text:p>SQLQueryBucketFrame.menu.File = </text:p>
          </table:table-cell>
        </table:table-row>
        <table:table-row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  <table:table-cell/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>
          <table:table-cell office:value-type="string" office:string-value="PDFExportPreferencesPanel.combobox.Landscape = " table:style-name="ce1">
            <text:p>PDFExportPreferencesPanel.combobox.Landscape = </text:p>
          </table:table-cell>
          <table:table-cell/>
        </table:table-row>
        <table:table-row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>
          <table:table-cell table:style-name="ce4"/>
          <table:table-cell/>
        </table:table-row>
        <table:table-row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/>
        </table:table-row>
        <table:table-row table:style-name="ro1">
          <table:table-cell office:value-type="string" office:string-value="SQLExportPreferencesPanel.label.LimitIcrement = ">
            <text:p>SQLExportPreferencesPanel.label.LimitIcrement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/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  <table:table-cell/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/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/>
        </table:table-row>
        <table:table-row table:style-name="ro1">
          <table:table-cell table:style-name="ce4"/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/>
        </table:table-row>
        <table:table-row table:style-name="ro1">
          <table:table-cell table:style-name="ce4"/>
          <table:table-cell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  <table:table-cell/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  <table:table-cell/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  <table:table-cell/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  <table:table-cell/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  <table:table-cell/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1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 table:number-rows-repeated="32326">
          <table:table-cell/>
        </table:table-row>
        <table:table-row table:style-name="ro2">
          <table:table-cell/>
        </table:table-row>
        <table:table-row table:style-name="ro2" table:number-rows-repeated="3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32</meta:editing-cycles>
    <meta:creation-date>2010-06-05T10:53:00</meta:creation-date>
    <dc:date>2012-03-13T08:27:02</dc:date>
  </office:meta>
</office:document-meta>
</file>